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34])" office:value-type="float" office:value="0.0000329078677056167" calcext:value-type="float">
            <text:p>3.29078677056167E-05</text:p>
          </table:table-cell>
          <table:table-cell table:formula="of:=AVERAGE([.N2:.N34])" office:value-type="float" office:value="0.0000529599478133572" calcext:value-type="float">
            <text:p>5.29599478133572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23:05:06.093358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1-12T23:09:10.492345618</dc:date>
    <meta:editing-duration>PT11H19M39S</meta:editing-duration>
    <meta:editing-cycles>38</meta:editing-cycles>
    <meta:generator>LibreOffice/7.0.4.2$Linux_X86_64 LibreOffice_project/00$Build-2</meta:generator>
    <meta:document-statistic meta:table-count="1" meta:cell-count="576" meta:object-count="0"/>
  </office:meta>
</office:document-meta>
</file>